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267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3183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403" draw:layer="" svg:width="50.00007040000pt" svg:height="100.00000000000pt"/>
          <draw:rect draw:style-name="gr4" draw:id="shape4" draw:name="rect135" draw:layer="" svg:width="50.00007040000pt" svg:height="100.00000000000pt" svg:x="100.000000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27</dc:date>
    <meta:creation-date>2011-05-22T06:10:14</meta:creation-date>
    <dc:creator>Yue Liu</dc:creator>
  </office:meta>
</office:document-meta>
</file>